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 proporciono un script completo de instalación que prepara todo el entorno: entorno virtual, dependencias, archivo de configuración externo y servicio systemd.</text:p>
      <text:p text:style-name="Standard"/>
      <text:p text:style-name="Standard">## Estructura del Proyecto</text:p>
      <text:p text:style-name="Standard"/>
      <text:p text:style-name="Standard">```</text:p>
      <text:p text:style-name="Standard">/opt/print-agent/</text:p>
      <text:p text:style-name="Standard">├── venv/ <text:s text:c="19"/># Entorno virtual Python</text:p>
      <text:p text:style-name="Standard">├── config/</text:p>
      <text:p text:style-name="Standard">│ <text:s text:c="2"/>└── config.json <text:s text:c="9"/># Archivo de configuración</text:p>
      <text:p text:style-name="Standard">├── logs/</text:p>
      <text:p text:style-name="Standard">│ <text:s text:c="2"/>└── print-agent.log <text:s text:c="5"/># Logs del servicio</text:p>
      <text:p text:style-name="Standard">├── print_agent.py <text:s text:c="10"/># Tu script modificado</text:p>
      <text:p text:style-name="Standard">└── install.sh <text:s text:c="14"/># Script de instalación</text:p>
      <text:p text:style-name="Standard">```</text:p>
      <text:p text:style-name="Standard"/>
      <text:p text:style-name="Standard">## 1. Script de Instalación (`install.sh`)</text:p>
      <text:p text:style-name="Standard"/>
      <text:p text:style-name="Standard">```bash</text:p>
      <text:p text:style-name="Standard">#!/bin/bash</text:p>
      <text:p text:style-name="Standard"/>
      <text:p text:style-name="Standard"><text:soft-page-break/># ============================================</text:p>
      <text:p text:style-name="Standard"># Script de Instalación - Print Agent Service</text:p>
      <text:p text:style-name="Standard"># ============================================</text:p>
      <text:p text:style-name="Standard"/>
      <text:p text:style-name="Standard">set -e</text:p>
      <text:p text:style-name="Standard"/>
      <text:p text:style-name="Standard"># Colores para output</text:p>
      <text:p text:style-name="Standard">RED='\033[0;31m'</text:p>
      <text:p text:style-name="Standard">GREEN='\033[0;32m'</text:p>
      <text:p text:style-name="Standard">YELLOW='\033[1;33m'</text:p>
      <text:p text:style-name="Standard">NC='\033[0m' # No Color</text:p>
      <text:p text:style-name="Standard"/>
      <text:p text:style-name="Standard"># Variables configurables</text:p>
      <text:p text:style-name="Standard">INSTALL_DIR="/opt/print-agent"</text:p>
      <text:p text:style-name="Standard">SERVICE_NAME="print-agent"</text:p>
      <text:p text:style-name="Standard">SERVICE_USER="printagent"</text:p>
      <text:p text:style-name="Standard">VENV_DIR="$INSTALL_DIR/venv"</text:p>
      <text:p text:style-name="Standard">CONFIG_DIR="$INSTALL_DIR/config"</text:p>
      <text:p text:style-name="Standard">LOGS_DIR="$INSTALL_DIR/logs"</text:p>
      <text:p text:style-name="Standard"/>
      <text:p text:style-name="Standard">echo -e "${GREEN}========================================${NC}"</text:p>
      <text:p text:style-name="Standard"><text:soft-page-break/>echo -e "${GREEN} <text:s/>Instalador de Print Agent Service <text:s text:c="2"/>${NC}"</text:p>
      <text:p text:style-name="Standard">echo -e "${GREEN}========================================${NC}"</text:p>
      <text:p text:style-name="Standard">echo ""</text:p>
      <text:p text:style-name="Standard"/>
      <text:p text:style-name="Standard"># Verificar que se ejecuta como root</text:p>
      <text:p text:style-name="Standard">if [ "$EUID" -ne 0 ]; then</text:p>
      <text:p text:style-name="Standard"><text:s text:c="4"/>echo -e "${RED}Error: Este script debe ejecutarse como root${NC}"</text:p>
      <text:p text:style-name="Standard"><text:s text:c="4"/>echo "Uso: sudo bash install.sh"</text:p>
      <text:p text:style-name="Standard"><text:s text:c="4"/>exit 1</text:p>
      <text:p text:style-name="Standard">fi</text:p>
      <text:p text:style-name="Standard"/>
      <text:p text:style-name="Standard"># Verificar sistema operativo</text:p>
      <text:p text:style-name="Standard">if ! command -v apt-get &amp;&gt; /dev/null; then</text:p>
      <text:p text:style-name="Standard"><text:s text:c="4"/>echo -e "${RED}Error: Este script está diseñado para sistemas Debian/Ubuntu${NC}"</text:p>
      <text:p text:style-name="Standard"><text:s text:c="4"/>exit 1</text:p>
      <text:p text:style-name="Standard">fi</text:p>
      <text:p text:style-name="Standard"/>
      <text:p text:style-name="Standard">echo -e "${YELLOW}[1/8] Actualizando paquetes del sistema...${NC}"</text:p>
      <text:p text:style-name="Standard">apt-get update -qq</text:p>
      <text:p text:style-name="Standard"/>
      <text:p text:style-name="Standard">echo -e "${YELLOW}[2/8] Instalando dependencias del sistema...${NC}"</text:p>
      <text:p text:style-name="Standard"><text:soft-page-break/>apt-get install -y -qq python3 python3-venv python3-pip \</text:p>
      <text:p text:style-name="Standard"><text:s text:c="4"/>libjpeg-dev zlib1g-dev libfreetype6-dev \</text:p>
      <text:p text:style-name="Standard"><text:s text:c="4"/>liblcms2-dev libopenjp2-7-dev libtiff5-dev \</text:p>
      <text:p text:style-name="Standard"><text:s text:c="4"/>libwebp-dev tcl8.6-dev tk8.6-dev python3-tk</text:p>
      <text:p text:style-name="Standard"/>
      <text:p text:style-name="Standard">echo -e "${YELLOW}[3/8] Creando usuario del servicio...${NC}"</text:p>
      <text:p text:style-name="Standard">if ! id "$SERVICE_USER" &amp;&gt;/dev/null; then</text:p>
      <text:p text:style-name="Standard"><text:s text:c="4"/>useradd --system --no-create-home --shell /bin/false "$SERVICE_USER"</text:p>
      <text:p text:style-name="Standard"><text:s text:c="4"/>echo "Usuario $SERVICE_USER creado"</text:p>
      <text:p text:style-name="Standard">else</text:p>
      <text:p text:style-name="Standard"><text:s text:c="4"/>echo "Usuario $SERVICE_USER ya existe"</text:p>
      <text:p text:style-name="Standard">fi</text:p>
      <text:p text:style-name="Standard"/>
      <text:p text:style-name="Standard">echo -e "${YELLOW}[4/8] Creando directorios de instalación...${NC}"</text:p>
      <text:p text:style-name="Standard">mkdir -p "$INSTALL_DIR" "$CONFIG_DIR" "$LOGS_DIR"</text:p>
      <text:p text:style-name="Standard">chown -R "$SERVICE_USER:$SERVICE_USER" "$INSTALL_DIR"</text:p>
      <text:p text:style-name="Standard">chmod 750 "$INSTALL_DIR"</text:p>
      <text:p text:style-name="Standard">chmod 755 "$CONFIG_DIR"</text:p>
      <text:p text:style-name="Standard"/>
      <text:p text:style-name="Standard">echo -e "${YELLOW}[5/8] Creando entorno virtual Python...${NC}"</text:p>
      <text:p text:style-name="Standard">python3 -m venv "$VENV_DIR"</text:p>
      <text:p text:style-name="Standard"><text:soft-page-break/>source "$VENV_DIR/bin/activate"</text:p>
      <text:p text:style-name="Standard"/>
      <text:p text:style-name="Standard">echo -e "${YELLOW}[6/8] Instalando dependencias Python...${NC}"</text:p>
      <text:p text:style-name="Standard">pip install --quiet --upgrade pip</text:p>
      <text:p text:style-name="Standard">pip install --quiet requests Pillow python-escpos[all]</text:p>
      <text:p text:style-name="Standard"/>
      <text:p text:style-name="Standard">deactivate</text:p>
      <text:p text:style-name="Standard"/>
      <text:p text:style-name="Standard"># Crear archivo de configuración si no existe</text:p>
      <text:p text:style-name="Standard">CONFIG_FILE="$CONFIG_DIR/config.json"</text:p>
      <text:p text:style-name="Standard">if [ ! -f "$CONFIG_FILE" ]; then</text:p>
      <text:p text:style-name="Standard"><text:s text:c="4"/>echo -e "${YELLOW}[7/8] Creando archivo de configuración...${NC}"</text:p>
      <text:p text:style-name="Standard"><text:s text:c="4"/>cat &gt; "$CONFIG_FILE" &lt;&lt; 'EOF'</text:p>
      <text:p text:style-name="Standard">{</text:p>
      <text:p text:style-name="Standard"><text:s text:c="4"/>"odoo_url": "https://demo.surftpv.app/",</text:p>
      <text:p text:style-name="Standard"><text:s text:c="4"/>"api_key": "TU_API_KEY_AQUI",</text:p>
      <text:p text:style-name="Standard"><text:s text:c="4"/>"printer_ips": [</text:p>
      <text:p text:style-name="Standard"><text:s text:c="8"/>"192.168.1.23",</text:p>
      <text:p text:style-name="Standard"><text:s text:c="8"/>"192.168.1.24"</text:p>
      <text:p text:style-name="Standard"><text:s text:c="4"/>],</text:p>
      <text:p text:style-name="Standard"><text:s text:c="4"/>"poll_interval": 5,</text:p>
      <text:p text:style-name="Standard"><text:soft-page-break/><text:s text:c="4"/>"log_level": "INFO"</text:p>
      <text:p text:style-name="Standard">}</text:p>
      <text:p text:style-name="Standard">EOF</text:p>
      <text:p text:style-name="Standard"><text:s text:c="4"/>chown "$SERVICE_USER:$SERVICE_USER" "$CONFIG_FILE"</text:p>
      <text:p text:style-name="Standard"><text:s text:c="4"/>chmod 640 "$CONFIG_FILE"</text:p>
      <text:p text:style-name="Standard"><text:s text:c="4"/>echo -e "${GREEN}✓ Archivo de configuración creado: $CONFIG_FILE${NC}"</text:p>
      <text:p text:style-name="Standard">else</text:p>
      <text:p text:style-name="Standard"><text:s text:c="4"/>echo -e "${YELLOW}[7/8] Archivo de configuración ya existe, preservando...${NC}"</text:p>
      <text:p text:style-name="Standard">fi</text:p>
      <text:p text:style-name="Standard"/>
      <text:p text:style-name="Standard"># Crear el script Python principal</text:p>
      <text:p text:style-name="Standard">echo -e "${YELLOW}[8/8] Instalando script principal...${NC}"</text:p>
      <text:p text:style-name="Standard">cat &gt; "$INSTALL_DIR/print_agent.py" &lt;&lt; 'EOF'</text:p>
      <text:p text:style-name="Standard">#!/usr/bin/env python3</text:p>
      <text:p text:style-name="Standard">"""</text:p>
      <text:p text:style-name="Standard">Print Agent - Servicio de impresión para Odoo POS</text:p>
      <text:p text:style-name="Standard">Lee configuración desde archivo JSON externo</text:p>
      <text:p text:style-name="Standard">"""</text:p>
      <text:p text:style-name="Standard"/>
      <text:p text:style-name="Standard">import requests</text:p>
      <text:p text:style-name="Standard">import base64</text:p>
      <text:p text:style-name="Standard"><text:soft-page-break/>from escpos.printer import Network</text:p>
      <text:p text:style-name="Standard">from time import sleep</text:p>
      <text:p text:style-name="Standard">from PIL import Image</text:p>
      <text:p text:style-name="Standard">from io import BytesIO</text:p>
      <text:p text:style-name="Standard">import threading</text:p>
      <text:p text:style-name="Standard">import signal</text:p>
      <text:p text:style-name="Standard">import sys</text:p>
      <text:p text:style-name="Standard">import logging</text:p>
      <text:p text:style-name="Standard">import json</text:p>
      <text:p text:style-name="Standard">import os</text:p>
      <text:p text:style-name="Standard"/>
      <text:p text:style-name="Standard"># ============================================</text:p>
      <text:p text:style-name="Standard"># CONFIGURACIÓN DESDE ARCHIVO EXTERNO</text:p>
      <text:p text:style-name="Standard"># ============================================</text:p>
      <text:p text:style-name="Standard"/>
      <text:p text:style-name="Standard">CONFIG_PATH = os.environ.get(</text:p>
      <text:p text:style-name="Standard"><text:s text:c="4"/>'PRINT_AGENT_CONFIG',</text:p>
      <text:p text:style-name="Standard"><text:s text:c="4"/>'/opt/print-agent/config/config.json'</text:p>
      <text:p text:style-name="Standard">)</text:p>
      <text:p text:style-name="Standard"/>
      <text:p text:style-name="Standard">def load_config():</text:p>
      <text:p text:style-name="Standard"><text:soft-page-break/><text:s text:c="4"/>"""Carga la configuración desde archivo JSON."""</text:p>
      <text:p text:style-name="Standard"><text:s text:c="4"/>try:</text:p>
      <text:p text:style-name="Standard"><text:s text:c="8"/>with open(CONFIG_PATH, 'r') as f:</text:p>
      <text:p text:style-name="Standard"><text:s text:c="12"/>return json.load(f)</text:p>
      <text:p text:style-name="Standard"><text:s text:c="4"/>except FileNotFoundError:</text:p>
      <text:p text:style-name="Standard"><text:s text:c="8"/>print(f"Error: No se encontró el archivo de configuración: {CONFIG_PATH}")</text:p>
      <text:p text:style-name="Standard"><text:s text:c="8"/>sys.exit(1)</text:p>
      <text:p text:style-name="Standard"><text:s text:c="4"/>except json.JSONDecodeError as e:</text:p>
      <text:p text:style-name="Standard"><text:s text:c="8"/>print(f"Error: El archivo de configuración no es válido JSON: {e}")</text:p>
      <text:p text:style-name="Standard"><text:s text:c="8"/>sys.exit(1)</text:p>
      <text:p text:style-name="Standard"/>
      <text:p text:style-name="Standard"># Cargar configuración</text:p>
      <text:p text:style-name="Standard">config = load_config()</text:p>
      <text:p text:style-name="Standard"/>
      <text:p text:style-name="Standard"># Configurar logging</text:p>
      <text:p text:style-name="Standard">log_level = getattr(logging, config.get('log_level', 'INFO').upper(), logging.INFO)</text:p>
      <text:p text:style-name="Standard">logging.basicConfig(</text:p>
      <text:p text:style-name="Standard"><text:s text:c="4"/>level=log_level,</text:p>
      <text:p text:style-name="Standard"><text:s text:c="4"/>format='%(asctime)s - %(name)s - %(levelname)s - %(message)s',</text:p>
      <text:p text:style-name="Standard"><text:s text:c="4"/>handlers=[</text:p>
      <text:p text:style-name="Standard"><text:s text:c="8"/>logging.StreamHandler(sys.stdout)</text:p>
      <text:p text:style-name="Standard"><text:soft-page-break/><text:s text:c="4"/>]</text:p>
      <text:p text:style-name="Standard">)</text:p>
      <text:p text:style-name="Standard">_logger = logging.getLogger(__name__)</text:p>
      <text:p text:style-name="Standard"/>
      <text:p text:style-name="Standard"/>
      <text:p text:style-name="Standard">class PrintAgent:</text:p>
      <text:p text:style-name="Standard"><text:s text:c="4"/>def __init__(self, odoo_url, api_key, printer_ips, poll_interval=5):</text:p>
      <text:p text:style-name="Standard"><text:s text:c="8"/>"""</text:p>
      <text:p text:style-name="Standard"><text:s text:c="8"/>:param odoo_url: Base URL of the Odoo server</text:p>
      <text:p text:style-name="Standard"><text:s text:c="8"/>:param api_key: <text:s/>API key for authentication</text:p>
      <text:p text:style-name="Standard"><text:s text:c="8"/>:param printer_ips: List of printer IP addresses</text:p>
      <text:p text:style-name="Standard"><text:s text:c="8"/>:param poll_interval: Seconds between polling cycles</text:p>
      <text:p text:style-name="Standard"><text:s text:c="8"/>"""</text:p>
      <text:p text:style-name="Standard"><text:s text:c="8"/>self.odoo_url = odoo_url.rstrip('/')</text:p>
      <text:p text:style-name="Standard"><text:s text:c="8"/>self.headers = {'Authorization': f'Bearer {api_key}'}</text:p>
      <text:p text:style-name="Standard"><text:s text:c="8"/>self.printer_ips = printer_ips</text:p>
      <text:p text:style-name="Standard"><text:s text:c="8"/>self.poll_interval = poll_interval</text:p>
      <text:p text:style-name="Standard"><text:s text:c="8"/>self._stop_event = threading.Event()</text:p>
      <text:p text:style-name="Standard"><text:s text:c="8"/>self.threads = []</text:p>
      <text:p text:style-name="Standard"/>
      <text:p text:style-name="Standard"><text:s text:c="4"/>def start(self):</text:p>
      <text:p text:style-name="Standard"><text:soft-page-break/><text:s text:c="8"/>"""Start polling threads for each configured printer."""</text:p>
      <text:p text:style-name="Standard"><text:s text:c="8"/>_logger.info("Starting PrintAgent for printers: %s", self.printer_ips)</text:p>
      <text:p text:style-name="Standard"><text:s text:c="8"/></text:p>
      <text:p text:style-name="Standard"><text:s text:c="8"/># Handle graceful shutdown</text:p>
      <text:p text:style-name="Standard"><text:s text:c="8"/>signal.signal(signal.SIGINT, self._signal_handler)</text:p>
      <text:p text:style-name="Standard"><text:s text:c="8"/>signal.signal(signal.SIGTERM, self._signal_handler)</text:p>
      <text:p text:style-name="Standard"/>
      <text:p text:style-name="Standard"><text:s text:c="8"/>for ip in self.printer_ips:</text:p>
      <text:p text:style-name="Standard"><text:s text:c="12"/>_logger.info("Starting thread for printer: %s", ip)</text:p>
      <text:p text:style-name="Standard"><text:s text:c="12"/>t = threading.Thread(target=self._poll_printer, args=(ip,), daemon=True)</text:p>
      <text:p text:style-name="Standard"><text:s text:c="12"/>t.start()</text:p>
      <text:p text:style-name="Standard"><text:s text:c="12"/>self.threads.append(t)</text:p>
      <text:p text:style-name="Standard"/>
      <text:p text:style-name="Standard"><text:s text:c="8"/># Wait for threads to finish</text:p>
      <text:p text:style-name="Standard"><text:s text:c="8"/>try:</text:p>
      <text:p text:style-name="Standard"><text:s text:c="12"/>for t in self.threads:</text:p>
      <text:p text:style-name="Standard"><text:s text:c="16"/>t.join()</text:p>
      <text:p text:style-name="Standard"><text:s text:c="8"/>except Exception as e:</text:p>
      <text:p text:style-name="Standard"><text:s text:c="12"/>_logger.error("Error en threads: %s", e)</text:p>
      <text:p text:style-name="Standard"/>
      <text:p text:style-name="Standard"><text:s text:c="4"/>def _signal_handler(self, signum, frame):</text:p>
      <text:p text:style-name="Standard"><text:soft-page-break/><text:s text:c="8"/>_logger.info("Shutdown signal received (%s). Stopping threads...", signum)</text:p>
      <text:p text:style-name="Standard"><text:s text:c="8"/>self._stop_event.set()</text:p>
      <text:p text:style-name="Standard"/>
      <text:p text:style-name="Standard"><text:s text:c="4"/>def _poll_printer(self, printer_ip):</text:p>
      <text:p text:style-name="Standard"><text:s text:c="8"/>"""Continuously fetch jobs for a given printer IP."""</text:p>
      <text:p text:style-name="Standard"><text:s text:c="8"/>_logger.info("Thread started for printer %s", printer_ip)</text:p>
      <text:p text:style-name="Standard"><text:s text:c="8"/></text:p>
      <text:p text:style-name="Standard"><text:s text:c="8"/>while not self._stop_event.is_set():</text:p>
      <text:p text:style-name="Standard"><text:s text:c="12"/>try:</text:p>
      <text:p text:style-name="Standard"><text:s text:c="16"/>resp = requests.get(</text:p>
      <text:p text:style-name="Standard"><text:s text:c="20"/>f"{self.odoo_url}/pos_print_agent/jobs",</text:p>
      <text:p text:style-name="Standard"><text:s text:c="20"/>json={"printer_ip": printer_ip},</text:p>
      <text:p text:style-name="Standard"><text:s text:c="20"/>headers=self.headers,</text:p>
      <text:p text:style-name="Standard"><text:s text:c="20"/>timeout=10</text:p>
      <text:p text:style-name="Standard"><text:s text:c="16"/>)</text:p>
      <text:p text:style-name="Standard"><text:s text:c="16"/>resp.raise_for_status()</text:p>
      <text:p text:style-name="Standard"><text:s text:c="16"/>jobs = resp.json().get('result', [])</text:p>
      <text:p text:style-name="Standard"/>
      <text:p text:style-name="Standard"><text:s text:c="16"/>for job in jobs:</text:p>
      <text:p text:style-name="Standard"><text:s text:c="20"/>job_id = job.get('id')</text:p>
      <text:p text:style-name="Standard"><text:s text:c="20"/>img_data = job.get('data')</text:p>
      <text:p text:style-name="Standard"><text:soft-page-break/><text:s text:c="20"/>try:</text:p>
      <text:p text:style-name="Standard"><text:s text:c="24"/>self._print_receipt(img_data, printer_ip)</text:p>
      <text:p text:style-name="Standard"><text:s text:c="24"/>self._confirm_job(job_id)</text:p>
      <text:p text:style-name="Standard"><text:s text:c="20"/>except Exception as e:</text:p>
      <text:p text:style-name="Standard"><text:s text:c="24"/>_logger.error("Failed to print job %s on %s: %s", job_id, printer_ip, e)</text:p>
      <text:p text:style-name="Standard"><text:s text:c="24"/></text:p>
      <text:p text:style-name="Standard"><text:s text:c="12"/>except requests.exceptions.RequestException as e:</text:p>
      <text:p text:style-name="Standard"><text:s text:c="16"/>_logger.error("Network error polling jobs for %s: %s", printer_ip, e)</text:p>
      <text:p text:style-name="Standard"><text:s text:c="12"/>except Exception as e:</text:p>
      <text:p text:style-name="Standard"><text:s text:c="16"/>_logger.error("Error polling jobs for %s: %s", printer_ip, e)</text:p>
      <text:p text:style-name="Standard"/>
      <text:p text:style-name="Standard"><text:s text:c="12"/>sleep(self.poll_interval)</text:p>
      <text:p text:style-name="Standard"/>
      <text:p text:style-name="Standard"><text:s text:c="8"/>_logger.info("Thread exiting for printer %s", printer_ip)</text:p>
      <text:p text:style-name="Standard"/>
      <text:p text:style-name="Standard"><text:s text:c="4"/>def _print_receipt(self, img_data, printer_ip):</text:p>
      <text:p text:style-name="Standard"><text:s text:c="8"/>"""Decode the base64 image, split if needed, and send to printer."""</text:p>
      <text:p text:style-name="Standard"><text:s text:c="8"/>try:</text:p>
      <text:p text:style-name="Standard"><text:s text:c="12"/>im = Image.open(BytesIO(base64.b64decode(img_data)))</text:p>
      <text:p text:style-name="Standard"><text:s text:c="8"/>except Exception as e:</text:p>
      <text:p text:style-name="Standard"><text:s text:c="12"/>_logger.error("Error decoding image data: %s", e)</text:p>
      <text:p text:style-name="Standard"><text:soft-page-break/><text:s text:c="12"/>raise</text:p>
      <text:p text:style-name="Standard"/>
      <text:p text:style-name="Standard"><text:s text:c="8"/>slices = self._imgcrop(im)</text:p>
      <text:p text:style-name="Standard"><text:s text:c="8"/></text:p>
      <text:p text:style-name="Standard"><text:s text:c="8"/>try:</text:p>
      <text:p text:style-name="Standard"><text:s text:c="12"/>printer = Network(printer_ip)</text:p>
      <text:p text:style-name="Standard"/>
      <text:p text:style-name="Standard"><text:s text:c="12"/>for slice_img in slices:</text:p>
      <text:p text:style-name="Standard"><text:s text:c="16"/>printer.image(slice_img)</text:p>
      <text:p text:style-name="Standard"/>
      <text:p text:style-name="Standard"><text:s text:c="12"/># BEEP para notificar impresión</text:p>
      <text:p text:style-name="Standard"><text:s text:c="12"/>try:</text:p>
      <text:p text:style-name="Standard"><text:s text:c="16"/>printer._raw(b'\x1b\x42\x02\x05')</text:p>
      <text:p text:style-name="Standard"><text:s text:c="12"/>except Exception as e:</text:p>
      <text:p text:style-name="Standard"><text:s text:c="16"/>_logger.warning("Error en el BEEP en %s: %s", printer_ip, e)</text:p>
      <text:p text:style-name="Standard"/>
      <text:p text:style-name="Standard"><text:s text:c="12"/># FEED para sacar papel en blanco</text:p>
      <text:p text:style-name="Standard"><text:s text:c="12"/>try:</text:p>
      <text:p text:style-name="Standard"><text:s text:c="16"/>printer._raw(b'\x1b\x64\x02')</text:p>
      <text:p text:style-name="Standard"><text:s text:c="12"/>except Exception as e:</text:p>
      <text:p text:style-name="Standard"><text:s text:c="16"/>_logger.warning("Error en el FEED Extra en %s: %s", printer_ip, e)</text:p>
      <text:p text:style-name="Standard"><text:soft-page-break/></text:p>
      <text:p text:style-name="Standard"><text:s text:c="12"/>printer.cut()</text:p>
      <text:p text:style-name="Standard"><text:s text:c="12"/>printer.close()</text:p>
      <text:p text:style-name="Standard"><text:s text:c="12"/>_logger.info("Printed receipt on %s", printer_ip)</text:p>
      <text:p text:style-name="Standard"><text:s text:c="12"/></text:p>
      <text:p text:style-name="Standard"><text:s text:c="8"/>except Exception as e:</text:p>
      <text:p text:style-name="Standard"><text:s text:c="12"/>_logger.error("Printer connection error %s: %s", printer_ip, e)</text:p>
      <text:p text:style-name="Standard"><text:s text:c="12"/>raise</text:p>
      <text:p text:style-name="Standard"/>
      <text:p text:style-name="Standard"><text:s text:c="4"/>def _imgcrop(self, im):</text:p>
      <text:p text:style-name="Standard"><text:s text:c="8"/>"""Split tall images into chunks for ESC/POS printers."""</text:p>
      <text:p text:style-name="Standard"><text:s text:c="8"/>ret = []</text:p>
      <text:p text:style-name="Standard"><text:s text:c="8"/>w, h = im.size</text:p>
      <text:p text:style-name="Standard"><text:s text:c="8"/>max_height = 800 <text:s/># adjust as per printer buffer capability</text:p>
      <text:p text:style-name="Standard"><text:s text:c="8"/>sleep(0.5)</text:p>
      <text:p text:style-name="Standard"><text:s text:c="8"/>y_slices = (h + max_height - 1) // max_height</text:p>
      <text:p text:style-name="Standard"><text:s text:c="8"/>slice_h = h // y_slices if y_slices &gt; 0 else h</text:p>
      <text:p text:style-name="Standard"/>
      <text:p text:style-name="Standard"><text:s text:c="8"/>for i in range(y_slices):</text:p>
      <text:p text:style-name="Standard"><text:s text:c="12"/>top = i * slice_h</text:p>
      <text:p text:style-name="Standard"><text:s text:c="12"/>bottom = h if i == y_slices - 1 else (top + slice_h)</text:p>
      <text:p text:style-name="Standard"><text:soft-page-break/><text:s text:c="12"/>ret.append(im.crop((0, top, w, bottom)))</text:p>
      <text:p text:style-name="Standard"><text:s text:c="8"/>return ret</text:p>
      <text:p text:style-name="Standard"/>
      <text:p text:style-name="Standard"><text:s text:c="4"/>def _confirm_job(self, job_id):</text:p>
      <text:p text:style-name="Standard"><text:s text:c="8"/>"""Mark the job as done in Odoo."""</text:p>
      <text:p text:style-name="Standard"><text:s text:c="8"/>try:</text:p>
      <text:p text:style-name="Standard"><text:s text:c="12"/>resp = requests.post(</text:p>
      <text:p text:style-name="Standard"><text:s text:c="16"/>f"{self.odoo_url}/pos_print_agent/jobs/{job_id}",</text:p>
      <text:p text:style-name="Standard"><text:s text:c="16"/>json={"status": "done"},</text:p>
      <text:p text:style-name="Standard"><text:s text:c="16"/>headers=self.headers,</text:p>
      <text:p text:style-name="Standard"><text:s text:c="16"/>timeout=5</text:p>
      <text:p text:style-name="Standard"><text:s text:c="12"/>)</text:p>
      <text:p text:style-name="Standard"><text:s text:c="12"/>resp.raise_for_status()</text:p>
      <text:p text:style-name="Standard"><text:s text:c="12"/>_logger.info("Confirmed job %s", job_id)</text:p>
      <text:p text:style-name="Standard"><text:s text:c="8"/>except Exception as e:</text:p>
      <text:p text:style-name="Standard"><text:s text:c="12"/>_logger.error("Error confirming job %s: %s", job_id, e)</text:p>
      <text:p text:style-name="Standard"/>
      <text:p text:style-name="Standard"/>
      <text:p text:style-name="Standard">def main():</text:p>
      <text:p text:style-name="Standard"><text:s text:c="4"/>"""Punto de entrada principal."""</text:p>
      <text:p text:style-name="Standard"><text:s text:c="4"/>_logger.info("=" * 50)</text:p>
      <text:p text:style-name="Standard"><text:soft-page-break/><text:s text:c="4"/>_logger.info("Print Agent Service Starting")</text:p>
      <text:p text:style-name="Standard"><text:s text:c="4"/>_logger.info("Config file: %s", CONFIG_PATH)</text:p>
      <text:p text:style-name="Standard"><text:s text:c="4"/>_logger.info("=" * 50)</text:p>
      <text:p text:style-name="Standard"><text:s text:c="4"/></text:p>
      <text:p text:style-name="Standard"><text:s text:c="4"/># Validar configuración</text:p>
      <text:p text:style-name="Standard"><text:s text:c="4"/>required_keys = ['odoo_url', 'api_key', 'printer_ips']</text:p>
      <text:p text:style-name="Standard"><text:s text:c="4"/>for key in required_keys:</text:p>
      <text:p text:style-name="Standard"><text:s text:c="8"/>if key not in config:</text:p>
      <text:p text:style-name="Standard"><text:s text:c="12"/>_logger.error("Configuración incompleta: falta '%s'", key)</text:p>
      <text:p text:style-name="Standard"><text:s text:c="12"/>sys.exit(1)</text:p>
      <text:p text:style-name="Standard"><text:s text:c="4"/></text:p>
      <text:p text:style-name="Standard"><text:s text:c="4"/>agent = PrintAgent(</text:p>
      <text:p text:style-name="Standard"><text:s text:c="8"/>odoo_url=config['odoo_url'],</text:p>
      <text:p text:style-name="Standard"><text:s text:c="8"/>api_key=config['api_key'],</text:p>
      <text:p text:style-name="Standard"><text:s text:c="8"/>printer_ips=config['printer_ips'],</text:p>
      <text:p text:style-name="Standard"><text:s text:c="8"/>poll_interval=config.get('poll_interval', 5)</text:p>
      <text:p text:style-name="Standard"><text:s text:c="4"/>)</text:p>
      <text:p text:style-name="Standard"><text:s text:c="4"/></text:p>
      <text:p text:style-name="Standard"><text:s text:c="4"/>try:</text:p>
      <text:p text:style-name="Standard"><text:s text:c="8"/>agent.start()</text:p>
      <text:p text:style-name="Standard"><text:s text:c="4"/>except Exception as e:</text:p>
      <text:p text:style-name="Standard"><text:soft-page-break/><text:s text:c="8"/>_logger.critical("Error fatal: %s", e)</text:p>
      <text:p text:style-name="Standard"><text:s text:c="8"/>sys.exit(1)</text:p>
      <text:p text:style-name="Standard"/>
      <text:p text:style-name="Standard"/>
      <text:p text:style-name="Standard">if __name__ == "__main__":</text:p>
      <text:p text:style-name="Standard"><text:s text:c="4"/>main()</text:p>
      <text:p text:style-name="Standard">EOF</text:p>
      <text:p text:style-name="Standard"/>
      <text:p text:style-name="Standard">chown "$SERVICE_USER:$SERVICE_USER" "$INSTALL_DIR/print_agent.py"</text:p>
      <text:p text:style-name="Standard">chmod 750 "$INSTALL_DIR/print_agent.py"</text:p>
      <text:p text:style-name="Standard"/>
      <text:p text:style-name="Standard"># Crear archivo de servicio systemd</text:p>
      <text:p text:style-name="Standard">echo -e "${YELLOW}Creando servicio systemd...${NC}"</text:p>
      <text:p text:style-name="Standard">cat &gt; "/etc/systemd/system/${SERVICE_NAME}.service" &lt;&lt; EOF</text:p>
      <text:p text:style-name="Standard">[Unit]</text:p>
      <text:p text:style-name="Standard">Description=Print Agent Service - Odoo POS Printer</text:p>
      <text:p text:style-name="Standard">Documentation=https://github.com/surftpv/print-agent</text:p>
      <text:p text:style-name="Standard">After=network-online.target</text:p>
      <text:p text:style-name="Standard">Wants=network-online.target</text:p>
      <text:p text:style-name="Standard"/>
      <text:p text:style-name="Standard">[Service]</text:p>
      <text:p text:style-name="Standard"><text:soft-page-break/>Type=simple</text:p>
      <text:p text:style-name="Standard">User=$SERVICE_USER</text:p>
      <text:p text:style-name="Standard">Group=$SERVICE_USER</text:p>
      <text:p text:style-name="Standard"/>
      <text:p text:style-name="Standard"># Directorio de trabajo</text:p>
      <text:p text:style-name="Standard">WorkingDirectory=$INSTALL_DIR</text:p>
      <text:p text:style-name="Standard"/>
      <text:p text:style-name="Standard"># Entorno virtual</text:p>
      <text:p text:style-name="Standard">Environment="PATH=$VENV_DIR/bin:/usr/local/bin:/usr/bin:/bin"</text:p>
      <text:p text:style-name="Standard">Environment="PRINT_AGENT_CONFIG=$CONFIG_FILE"</text:p>
      <text:p text:style-name="Standard">Environment="PYTHONUNBUFFERED=1"</text:p>
      <text:p text:style-name="Standard"/>
      <text:p text:style-name="Standard"># Comando de inicio</text:p>
      <text:p text:style-name="Standard">ExecStart=$VENV_DIR/bin/python $INSTALL_DIR/print_agent.py</text:p>
      <text:p text:style-name="Standard"/>
      <text:p text:style-name="Standard"># Reinicio automático</text:p>
      <text:p text:style-name="Standard">Restart=on-failure</text:p>
      <text:p text:style-name="Standard">RestartSec=10</text:p>
      <text:p text:style-name="Standard">StartLimitInterval=60s</text:p>
      <text:p text:style-name="Standard">StartLimitBurst=3</text:p>
      <text:p text:style-name="Standard"/>
      <text:p text:style-name="Standard"><text:soft-page-break/># Seguridad</text:p>
      <text:p text:style-name="Standard">NoNewPrivileges=true</text:p>
      <text:p text:style-name="Standard">PrivateTmp=true</text:p>
      <text:p text:style-name="Standard">ProtectSystem=strict</text:p>
      <text:p text:style-name="Standard">ProtectHome=true</text:p>
      <text:p text:style-name="Standard">ReadWritePaths=$LOGS_DIR</text:p>
      <text:p text:style-name="Standard"/>
      <text:p text:style-name="Standard"># Logs</text:p>
      <text:p text:style-name="Standard">StandardOutput=journal</text:p>
      <text:p text:style-name="Standard">StandardError=journal</text:p>
      <text:p text:style-name="Standard">SyslogIdentifier=print-agent</text:p>
      <text:p text:style-name="Standard"/>
      <text:p text:style-name="Standard">[Install]</text:p>
      <text:p text:style-name="Standard">WantedBy=multi-user.target</text:p>
      <text:p text:style-name="Standard">EOF</text:p>
      <text:p text:style-name="Standard"/>
      <text:p text:style-name="Standard"># Recargar systemd y habilitar servicio</text:p>
      <text:p text:style-name="Standard">systemctl daemon-reload</text:p>
      <text:p text:style-name="Standard">systemctl enable "$SERVICE_NAME.service"</text:p>
      <text:p text:style-name="Standard"/>
      <text:p text:style-name="Standard">echo ""</text:p>
      <text:p text:style-name="Standard"><text:soft-page-break/>echo -e "${GREEN}========================================${NC}"</text:p>
      <text:p text:style-name="Standard">echo -e "${GREEN} <text:s/>Instalación completada con éxito! <text:s text:c="4"/>${NC}"</text:p>
      <text:p text:style-name="Standard">echo -e "${GREEN}========================================${NC}"</text:p>
      <text:p text:style-name="Standard">echo ""</text:p>
      <text:p text:style-name="Standard">echo -e "📁 Directorio de instalación: ${YELLOW}$INSTALL_DIR${NC}"</text:p>
      <text:p text:style-name="Standard">echo -e "⚙️ <text:s/>Archivo de configuración: <text:s/>${YELLOW}$CONFIG_FILE${NC}"</text:p>
      <text:p text:style-name="Standard">echo -e "📋 Logs del servicio: <text:s text:c="8"/>${YELLOW}journalctl -u $SERVICE_NAME -f${NC}"</text:p>
      <text:p text:style-name="Standard">echo ""</text:p>
      <text:p text:style-name="Standard">echo -e "${YELLOW}Próximos pasos:${NC}"</text:p>
      <text:p text:style-name="Standard">echo " <text:s/>1. Edita la configuración:"</text:p>
      <text:p text:style-name="Standard">echo -e " <text:s text:c="4"/>${YELLOW}sudo nano $CONFIG_FILE${NC}"</text:p>
      <text:p text:style-name="Standard">echo ""</text:p>
      <text:p text:style-name="Standard">echo " <text:s/>2. Inicia el servicio:"</text:p>
      <text:p text:style-name="Standard">echo -e " <text:s text:c="4"/>${YELLOW}sudo systemctl start $SERVICE_NAME${NC}"</text:p>
      <text:p text:style-name="Standard">echo ""</text:p>
      <text:p text:style-name="Standard">echo " <text:s/>3. Verifica el estado:"</text:p>
      <text:p text:style-name="Standard">echo -e " <text:s text:c="4"/>${YELLOW}sudo systemctl status $SERVICE_NAME${NC}"</text:p>
      <text:p text:style-name="Standard">echo ""</text:p>
      <text:p text:style-name="Standard">echo " <text:s/>4. Ver logs en tiempo real:"</text:p>
      <text:p text:style-name="Standard">echo -e " <text:s text:c="4"/>${YELLOW}sudo journalctl -u $SERVICE_NAME -f${NC}"</text:p>
      <text:p text:style-name="Standard">echo ""</text:p>
      <text:p text:style-name="Standard"><text:soft-page-break/>echo -e "${RED}IMPORTANTE: Edita el archivo de configuración antes de iniciar el servicio${NC}"</text:p>
      <text:p text:style-name="Standard">```</text:p>
      <text:p text:style-name="Standard"/>
      <text:p text:style-name="Standard">## 2. Comandos para Usar el Servicio</text:p>
      <text:p text:style-name="Standard"/>
      <text:p text:style-name="Standard">Una vez instalado, estos son los comandos de gestión:</text:p>
      <text:p text:style-name="Standard"/>
      <text:p text:style-name="Standard">```bash</text:p>
      <text:p text:style-name="Standard"># Iniciar el servicio</text:p>
      <text:p text:style-name="Standard">sudo systemctl start print-agent</text:p>
      <text:p text:style-name="Standard"/>
      <text:p text:style-name="Standard"># Detener el servicio</text:p>
      <text:p text:style-name="Standard">sudo systemctl stop print-agent</text:p>
      <text:p text:style-name="Standard"/>
      <text:p text:style-name="Standard"># Reiniciar el servicio</text:p>
      <text:p text:style-name="Standard">sudo systemctl restart print-agent</text:p>
      <text:p text:style-name="Standard"/>
      <text:p text:style-name="Standard"># Ver estado del servicio</text:p>
      <text:p text:style-name="Standard">sudo systemctl status print-agent</text:p>
      <text:p text:style-name="Standard"/>
      <text:p text:style-name="Standard"># Ver logs en tiempo real</text:p>
      <text:p text:style-name="Standard"><text:soft-page-break/>sudo journalctl -u print-agent -f</text:p>
      <text:p text:style-name="Standard"/>
      <text:p text:style-name="Standard"># Ver logs históricos</text:p>
      <text:p text:style-name="Standard">sudo journalctl -u print-agent --since "1 hour ago"</text:p>
      <text:p text:style-name="Standard"/>
      <text:p text:style-name="Standard"># Habilitar inicio automático</text:p>
      <text:p text:style-name="Standard">sudo systemctl enable print-agent</text:p>
      <text:p text:style-name="Standard"/>
      <text:p text:style-name="Standard"># Deshabilitar inicio automático</text:p>
      <text:p text:style-name="Standard">sudo systemctl disable print-agent</text:p>
      <text:p text:style-name="Standard">```</text:p>
      <text:p text:style-name="Standard"/>
      <text:p text:style-name="Standard">## 3. Archivo de Configuración (`/opt/print-agent/config/config.json`)</text:p>
      <text:p text:style-name="Standard"/>
      <text:p text:style-name="Standard">```json</text:p>
      <text:p text:style-name="Standard">{</text:p>
      <text:p text:style-name="Standard"><text:s text:c="4"/>"odoo_url": "https://demo.surftpv.app/",</text:p>
      <text:p text:style-name="Standard"><text:s text:c="4"/>"api_key": "d45c04c9ef8fce49ac244d5057458b8b091bbebd",</text:p>
      <text:p text:style-name="Standard"><text:s text:c="4"/>"printer_ips": [</text:p>
      <text:p text:style-name="Standard"><text:s text:c="8"/>"192.168.1.23",</text:p>
      <text:p text:style-name="Standard"><text:s text:c="8"/>"192.168.1.24"</text:p>
      <text:p text:style-name="Standard"><text:soft-page-break/><text:s text:c="4"/>],</text:p>
      <text:p text:style-name="Standard"><text:s text:c="4"/>"poll_interval": 5,</text:p>
      <text:p text:style-name="Standard"><text:s text:c="4"/>"log_level": "INFO"</text:p>
      <text:p text:style-name="Standard">}</text:p>
      <text:p text:style-name="Standard">```</text:p>
      <text:p text:style-name="Standard"/>
      <text:p text:style-name="Standard">### Campos de configuración:</text:p>
      <text:p text:style-name="Standard"/>
      <text:p text:style-name="Standard">| Campo | Descripción | Valor por defecto |</text:p>
      <text:p text:style-name="Standard">|-------|-------------|-------------------|</text:p>
      <text:p text:style-name="Standard">| `odoo_url` | URL base del servidor Odoo | Requerido |</text:p>
      <text:p text:style-name="Standard">| `api_key` | Clave API para autenticación | Requerido |</text:p>
      <text:p text:style-name="Standard">| `printer_ips` | Lista de IPs de impresoras | Requerido |</text:p>
      <text:p text:style-name="Standard">| `poll_interval` | Segundos entre consultas | 5 |</text:p>
      <text:p text:style-name="Standard">| `log_level` | Nivel de logs (DEBUG/INFO/WARNING/ERROR) | INFO |</text:p>
      <text:p text:style-name="Standard"/>
      <text:p text:style-name="Standard">## 4. Instrucciones de Uso</text:p>
      <text:p text:style-name="Standard"/>
      <text:p text:style-name="Standard">### Instalación rápida:</text:p>
      <text:p text:style-name="Standard"/>
      <text:p text:style-name="Standard">```bash</text:p>
      <text:p text:style-name="Standard"><text:soft-page-break/># 1. Guarda el script install.sh</text:p>
      <text:p text:style-name="Standard">sudo nano install.sh</text:p>
      <text:p text:style-name="Standard"># (pega el contenido y guarda)</text:p>
      <text:p text:style-name="Standard"/>
      <text:p text:style-name="Standard"># 2. Dale permisos de ejecución</text:p>
      <text:p text:style-name="Standard">chmod +x install.sh</text:p>
      <text:p text:style-name="Standard"/>
      <text:p text:style-name="Standard"># 3. Ejecuta la instalación</text:p>
      <text:p text:style-name="Standard">sudo bash install.sh</text:p>
      <text:p text:style-name="Standard"/>
      <text:p text:style-name="Standard"># 4. Edita la configuración con tus datos reales</text:p>
      <text:p text:style-name="Standard">sudo nano /opt/print-agent/config/config.json</text:p>
      <text:p text:style-name="Standard"/>
      <text:p text:style-name="Standard"># 5. Inicia el servicio</text:p>
      <text:p text:style-name="Standard">sudo systemctl start print-agent</text:p>
      <text:p text:style-name="Standard"/>
      <text:p text:style-name="Standard"># 6. Verifica que funciona correctamente</text:p>
      <text:p text:style-name="Standard">sudo systemctl status print-agent</text:p>
      <text:p text:style-name="Standard">sudo journalctl -u print-agent -f</text:p>
      <text:p text:style-name="Standard">```</text:p>
      <text:p text:style-name="Standard"/>
      <text:p text:style-name="Standard"><text:soft-page-break/>### Actualizar configuración sin reiniciar:</text:p>
      <text:p text:style-name="Standard"/>
      <text:p text:style-name="Standard">```bash</text:p>
      <text:p text:style-name="Standard"># Edita el archivo</text:p>
      <text:p text:style-name="Standard">sudo nano /opt/print-agent/config/config.json</text:p>
      <text:p text:style-name="Standard"/>
      <text:p text:style-name="Standard"># Reinicia el servicio para aplicar cambios</text:p>
      <text:p text:style-name="Standard">sudo systemctl restart print-agent</text:p>
      <text:p text:style-name="Standard">```</text:p>
      <text:p text:style-name="Standard"/>
      <text:p text:style-name="Standard">El servicio se iniciará automáticamente en cada arranque del sistema y gestionará las impresoras configuradas de forma continu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5" meta:paragraph-count="427" meta:word-count="1558" meta:character-count="14752" meta:non-whitespace-character-count="11762"/>
    <meta:generator>LibreOfficeDev/6.0.5.2$Linux_X86_64 LibreOffice_project/</meta:generator>
  </office:meta>
</office:document-meta>
</file>